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language="en" fo:country="CA"/>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paragraph-properties fo:text-indent="0.2916in"/>
      <style:text-properties fo:font-weight="bold" style:font-weight-asian="bold" style:font-weight-complex="bold"/>
    </style:style>
    <style:style style:name="P20" style:parent-style-name="Standard" style:family="paragraph">
      <style:paragraph-properties fo:text-indent="0.2916in"/>
      <style:text-properties fo:font-weight="bold" style:font-weight-asian="bold" style:font-weight-complex="bold"/>
    </style:style>
    <style:style style:name="P21" style:parent-style-name="Standard" style:family="paragraph">
      <style:paragraph-properties fo:text-indent="0.2916in"/>
    </style:style>
    <style:style style:name="P22" style:parent-style-name="Standard" style:family="paragraph">
      <style:paragraph-properties fo:text-indent="0.2916in"/>
      <style:text-properties fo:font-weight="bold" style:font-weight-asian="bold" style:font-weight-complex="bold"/>
    </style:style>
    <style:style style:name="P23" style:parent-style-name="Standard" style:family="paragraph">
      <style:paragraph-properties fo:text-indent="0.2916in"/>
      <style:text-properties fo:font-weight="bold" style:font-weight-asian="bold" style:font-weight-complex="bold"/>
    </style:style>
    <style:style style:name="P24" style:parent-style-name="Standard" style:family="paragraph">
      <style:paragraph-properties fo:text-indent="0.2916in"/>
    </style:style>
    <style:style style:name="P25" style:parent-style-name="Standard" style:family="paragraph">
      <style:paragraph-properties fo:text-indent="0.2916in"/>
    </style:style>
    <style:style style:name="P26" style:parent-style-name="Standard" style:family="paragraph">
      <style:paragraph-properties fo:text-indent="0.2916in"/>
      <style:text-properties fo:font-weight="bold" style:font-weight-asian="bold" style:font-weight-complex="bold"/>
    </style:style>
    <style:style style:name="P27" style:parent-style-name="Standard" style:family="paragraph">
      <style:paragraph-properties fo:text-indent="0.2916in"/>
    </style:style>
    <style:style style:name="P28" style:parent-style-name="Standard" style:family="paragraph">
      <style:paragraph-properties fo:text-indent="0.2916in"/>
    </style:style>
    <style:style style:name="P29" style:parent-style-name="Standard" style:family="paragraph">
      <style:paragraph-properties fo:text-indent="0.2916in"/>
      <style:text-properties fo:font-weight="bold" style:font-weight-asian="bold" style:font-weight-complex="bold"/>
    </style:style>
    <style:style style:name="P30" style:parent-style-name="Standard" style:family="paragraph">
      <style:paragraph-properties fo:text-indent="0.2916in"/>
    </style:style>
    <style:style style:name="P31" style:parent-style-name="Standard" style:family="paragraph">
      <style:paragraph-properties fo:text-indent="0.2916in"/>
    </style:style>
    <style:style style:name="P32" style:parent-style-name="Standard" style:family="paragraph">
      <style:paragraph-properties fo:text-indent="0.2916in"/>
      <style:text-properties fo:font-weight="bold" style:font-weight-asian="bold" style:font-weight-complex="bold"/>
    </style:style>
    <style:style style:name="P33" style:parent-style-name="Standard" style:family="paragraph">
      <style:paragraph-properties fo:text-indent="0.2916in"/>
    </style:style>
  </office:automatic-styles>
  <office:body>
    <office:text text:use-soft-page-breaks="true">
      <text:p text:style-name="P1">Written-Response questions:</text:p>
      <text:p text:style-name="Standard"/>
      <text:p text:style-name="P2">1.</text:p>
      <text:p text:style-name="Standard"><text:tab/><text:span text:style-name="T3">a.</text:span></text:p>
      <text:p text:style-name="Standard"><text:tab/>Integrity.</text:p>
      <text:p text:style-name="Standard"><text:tab/></text:p>
      <text:p text:style-name="Standard"><text:tab/>The integrity is violated because in this case, the accuracy and trustworthiness of the data can not be maintained. Since the machine could change the voting result without letting<text:s/>anyone notice (may altered by unauthorized people). I think the integrity is compromised.</text:p>
      <text:p text:style-name="Standard"/>
      <text:p text:style-name="Standard"><text:tab/><text:span text:style-name="T4">b.</text:span></text:p>
      <text:p text:style-name="Standard"><text:span text:style-name="T5"><text:tab/></text:span>Availability and Integrity</text:p>
      <text:p text:style-name="Standard"/>
      <text:p text:style-name="Standard"><text:tab/>In this case the availability is affected. The voting stations should be easy and convenient for all people to access, but by moving the station from the easy access locations for certain voters, the availability of the voting station is violated. Since it becomes harder for certain demographics of voters to vote, the integrity of the voting system is also compromised. Because the inconvenience may cause some people not going to vote which leads to inaccuracy and not trustworthy result.</text:p>
      <text:p text:style-name="Standard"/>
      <text:p text:style-name="Standard"><text:tab/><text:span text:style-name="T6">c.</text:span></text:p>
      <text:p text:style-name="Standard"><text:span text:style-name="T7"><text:tab/></text:span>Confidentiality</text:p>
      <text:p text:style-name="Standard"/>
      <text:p text:style-name="Standard"><text:tab/>In this scenario, the confidentiality of the voting system is compromised since the some of the voting machine had internet access and already been accessed by unauthorized people. Letting sensitive information accessed by unauthorized people is violating confidentiality.</text:p>
      <text:p text:style-name="Standard"/>
      <text:p text:style-name="Standard"><text:tab/><text:span text:style-name="T8">d.</text:span></text:p>
      <text:p text:style-name="Standard"><text:span text:style-name="T9"><text:tab/></text:span>Integrity</text:p>
      <text:p text:style-name="Standard"><text:tab/></text:p>
      <text:p text:style-name="Standard"><text:tab/>Since the false information has been distributed, there is a chance that the<text:s/>information has an influence on voters which may lead them to vote for the person they were not intend to vote for. This scenario will compromise the accuracy and trustworthiness of the voting result which compromise the integrity.</text:p>
      <text:p text:style-name="Standard"><text:tab/></text:p>
      <text:p text:style-name="P10">2.<text:s/></text:p>
      <text:p text:style-name="Standard"><text:tab/><text:span text:style-name="T11">a.</text:span></text:p>
      <text:p text:style-name="P12"><text:tab/>Modification:</text:p>
      <text:p text:style-name="Standard"><text:span text:style-name="T13"><text:tab/></text:span>Since the emails should always be retained in the public interest and some of them are missing and incomplete, there must have been some<text:s/><text:span text:style-name="T14">unauthorized people/party had accessed and tampered the data. So it is an modification threat.</text:span><text:s/></text:p>
      <text:p text:style-name="P15"><text:tab/></text:p>
      <text:p text:style-name="P16"><text:tab/>b.<text:s/></text:p>
      <text:p text:style-name="P17"><text:tab/>Fabrication:</text:p>
      <text:p text:style-name="Standard"><text:tab/>The video is not real and modified using “Deep Fake” which is used to have a bad negative impact on the political opponent. So this is a fabrication threat.</text:p>
      <text:p text:style-name="P18"><text:tab/></text:p>
      <text:p text:style-name="P19">c.</text:p>
      <text:p text:style-name="P20">Interruption:</text:p>
      <text:soft-page-break/>
      <text:p text:style-name="P21">The agents stopped us from accessing the bank domain, which means the asset is<text:s/>unavailable for us and this is interruption.</text:p>
      <text:p text:style-name="P22">d.<text:s/></text:p>
      <text:p text:style-name="P23">Interception:</text:p>
      <text:p text:style-name="P24">The phone call content should be securely transferred between caller and receiver. But in the case the agent may have wiretapped to obtain the conversation and it mean the unauthorized party has gained access to an asset which is interception.</text:p>
      <text:p text:style-name="P25"/>
      <text:p text:style-name="Standard">3.</text:p>
      <text:p text:style-name="P26">Preventing:</text:p>
      <text:p text:style-name="P27">Disconnect all voting machines from the internet. Remove the NICs previously found in some of the machines. Lock the machines to prevent unauthorized modification.</text:p>
      <text:p text:style-name="P28"/>
      <text:p text:style-name="P29">Detecting:</text:p>
      <text:p text:style-name="P30">Add a physical detector and alarm within the voting machine. The alarm will goes on if any voter try to perform action that is not allowed or any unauthorized people try to access the machine.</text:p>
      <text:p text:style-name="P31"/>
      <text:p text:style-name="P32">Recovering:</text:p>
      <text:p text:style-name="P33">Keep all the physical votes<text:s/>records<text:s/>secure and complete, to use it to recount the voting result if anything happens to the voting machine or you believe the machines<text:s/>have been<text:s/>compromis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u xiling</dc:creator>
    <meta:creation-date>2019-06-04T20:59:00Z</meta:creation-date>
    <dc:date>2019-06-04T21:24:00Z</dc:date>
    <meta:template xlink:href="Normal.dotm" xlink:type="simple"/>
    <meta:editing-cycles>4</meta:editing-cycles>
    <meta:editing-duration>PT480S</meta:editing-duration>
    <meta:document-statistic meta:page-count="2" meta:paragraph-count="5" meta:word-count="433" meta:character-count="2899" meta:row-count="20" meta:non-whitespace-character-count="2471"/>
  </office:meta>
</office:document-meta>
</file>